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aruda" svg:font-family="Garud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Garuda" fo:font-size="12pt" officeooo:rsid="000d84ed" officeooo:paragraph-rsid="000d84ed" style:font-size-asian="12pt" style:font-size-complex="12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dc93e" officeooo:paragraph-rsid="000dc93e" style:font-size-asian="16pt" style:font-size-complex="16pt"/>
    </style:style>
    <style:style style:name="P3" style:family="paragraph" style:parent-style-name="Standard" style:list-style-name="L1">
      <style:text-properties style:font-name="Ubuntu" fo:font-size="15pt" officeooo:rsid="000d7217" officeooo:paragraph-rsid="000d7217" style:font-size-asian="15pt" style:font-size-complex="15pt"/>
    </style:style>
    <style:style style:name="P4" style:family="paragraph" style:parent-style-name="Standard" style:list-style-name="L1">
      <style:text-properties style:font-name="Ubuntu" fo:font-size="15pt" officeooo:rsid="000d84ed" officeooo:paragraph-rsid="000dc93e" style:font-size-asian="15pt" style:font-size-complex="15pt"/>
    </style:style>
    <style:style style:name="P5" style:family="paragraph" style:parent-style-name="Standard">
      <style:text-properties style:font-name="Ubuntu" fo:font-size="16pt" style:text-underline-style="solid" style:text-underline-width="auto" style:text-underline-color="font-color" officeooo:rsid="000d7217" officeooo:paragraph-rsid="000dc93e" style:font-size-asian="16pt" style:font-size-complex="16pt"/>
    </style:style>
    <style:style style:name="P6" style:family="paragraph" style:parent-style-name="Standard" style:list-style-name="L2">
      <style:text-properties style:font-name="Garuda" officeooo:rsid="000d7217" officeooo:paragraph-rsid="000d7217"/>
    </style:style>
    <style:style style:name="P7" style:family="paragraph" style:parent-style-name="Standard" style:list-style-name="L3">
      <style:text-properties style:font-name="Garuda" officeooo:rsid="000d7217" officeooo:paragraph-rsid="000d7217"/>
    </style:style>
    <style:style style:name="P8" style:family="paragraph" style:parent-style-name="Standard" style:list-style-name="L4">
      <style:text-properties style:font-name="Garuda" officeooo:rsid="000d7217" officeooo:paragraph-rsid="000d7217"/>
    </style:style>
    <style:style style:name="P9" style:family="paragraph" style:parent-style-name="Standard" style:list-style-name="L5">
      <style:text-properties style:font-name="Garuda" officeooo:rsid="000d7217" officeooo:paragraph-rsid="000d7217"/>
    </style:style>
    <style:style style:name="P10" style:family="paragraph" style:parent-style-name="Standard" style:list-style-name="L4">
      <style:text-properties style:font-name="Garuda" fo:font-size="12pt" officeooo:rsid="000d7217" officeooo:paragraph-rsid="000d7217" style:font-size-asian="12pt" style:font-size-complex="12pt"/>
    </style:style>
    <style:style style:name="P11" style:family="paragraph" style:parent-style-name="Standard" style:list-style-name="L5">
      <style:text-properties style:font-name="Garuda" fo:font-size="12pt" officeooo:rsid="000d7217" officeooo:paragraph-rsid="000d7217" style:font-size-asian="12pt" style:font-size-complex="12pt"/>
    </style:style>
    <style:style style:name="P12" style:family="paragraph" style:parent-style-name="Standard" style:list-style-name="L5">
      <style:text-properties style:font-name="Garuda" fo:font-size="12pt" officeooo:rsid="000d84ed" officeooo:paragraph-rsid="000d84ed" style:font-size-asian="12pt" style:font-size-complex="12pt"/>
    </style:style>
    <style:style style:name="P13" style:family="paragraph" style:parent-style-name="Standard" style:list-style-name="L6">
      <style:paragraph-properties fo:break-before="page"/>
      <style:text-properties fo:font-size="18pt" officeooo:paragraph-rsid="000dc93e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style:font-name="Ubuntu" officeooo:rsid="000dc93e"/>
    </style:style>
    <style:style style:name="T3" style:family="text">
      <style:text-properties style:font-name="Ubuntu" officeooo:rsid="000d7217"/>
    </style:style>
    <style:style style:name="T4" style:family="text">
      <style:text-properties style:font-name="Ubuntu"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65307964" text:style-name="L1">
        <text:list-item>
          <text:p text:style-name="P3">Array Insertion At :</text:p>
        </text:list-item>
      </text:list>
      <text:list xml:id="list2674913747" text:style-name="L2">
        <text:list-item>
          <text:p text:style-name="P6">Beginning Position</text:p>
        </text:list-item>
        <text:list-item>
          <text:p text:style-name="P6">‘n’ Position</text:p>
        </text:list-item>
        <text:list-item>
          <text:p text:style-name="P6">End Position</text:p>
        </text:list-item>
      </text:list>
      <text:list xml:id="list3412720473475" text:continue-list="list3365307964" text:style-name="L1">
        <text:list-item>
          <text:p text:style-name="P3">Array Deletion From :</text:p>
        </text:list-item>
      </text:list>
      <text:list xml:id="list4159802438" text:style-name="L3">
        <text:list-item>
          <text:p text:style-name="P7">Beginning Position</text:p>
        </text:list-item>
        <text:list-item>
          <text:p text:style-name="P7">‘n’ Position</text:p>
        </text:list-item>
        <text:list-item>
          <text:p text:style-name="P7">End Position</text:p>
        </text:list-item>
      </text:list>
      <text:list xml:id="list3412614120805" text:continue-list="list3412720473475" text:style-name="L1">
        <text:list-item>
          <text:p text:style-name="P3">Array Searching :</text:p>
        </text:list-item>
      </text:list>
      <text:list xml:id="list3026934032" text:style-name="L4">
        <text:list-item>
          <text:p text:style-name="P8">Liner Searchin</text:p>
        </text:list-item>
        <text:list-item>
          <text:p text:style-name="P10">Binary Searching</text:p>
        </text:list-item>
      </text:list>
      <text:list xml:id="list3412160107819" text:continue-list="list3412614120805" text:style-name="L1">
        <text:list-item>
          <text:p text:style-name="P3">Array Sorting :</text:p>
        </text:list-item>
      </text:list>
      <text:list xml:id="list3717292640" text:style-name="L5">
        <text:list-item>
          <text:p text:style-name="P9">Bubble Sorting</text:p>
        </text:list-item>
        <text:list-item>
          <text:p text:style-name="P11">Selection Sorting</text:p>
        </text:list-item>
        <text:list-item>
          <text:p text:style-name="P12">Inserton Sorting</text:p>
        </text:list-item>
        <text:list-item>
          <text:p text:style-name="P12">Merge Sorting</text:p>
        </text:list-item>
        <text:list-item>
          <text:p text:style-name="P12">Quicksort Sorting</text:p>
        </text:list-item>
      </text:list>
      <text:p text:style-name="P1"/>
      <text:list xml:id="list3411786125605" text:continue-list="list3412160107819" text:style-name="L1">
        <text:list-header>
          <text:p text:style-name="P4"/>
        </text:list-header>
      </text:list>
      <text:list xml:id="list4069114479" text:style-name="L6">
        <text:list-header>
          <text:p text:style-name="P13"><text:span text:style-name="T2">1. i) </text:span><text:span text:style-name="T3">Array Insertion At <text:s/></text:span><text:span text:style-name="T2">Begining</text:span><text:span text:style-name="T3">:</text:span></text:p>
        </text:list-header>
      </text:list>
      <text:p text:style-name="P5"/>
      <text:p text:style-name="P2"><text:span text:style-name="T3">s</text:span><text:span text:style-name="T1">etp 1</text:span><text:span text:style-name="T4"> : start</text:span></text:p>
      <text:p text:style-name="P2"><text:span text:style-name="T1">step 2</text:span><text:span text:style-name="T4"> 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aruda" svg:font-family="Garud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21:38:06.222058953</meta:creation-date>
    <dc:date>2020-03-13T00:34:10.227444343</dc:date>
    <meta:editing-duration>PT21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70" meta:character-count="367" meta:non-whitespace-character-count="332"/>
  </office:meta>
</office:document-meta>
</file>